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教育部標準楷書" svg:font-family="教育部標準楷書"/>
    <style:font-face style:name="Droid Sans Fallback1" svg:font-family="'Droid Sans Fallback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0264b3"/>
    </style:style>
    <style:style style:name="P5" style:family="paragraph" style:parent-style-name="Standard">
      <style:paragraph-properties fo:text-align="start" style:justify-single-word="false"/>
      <style:text-properties officeooo:paragraph-rsid="0008fcf3"/>
    </style:style>
    <style:style style:name="P6" style:family="paragraph" style:parent-style-name="Standard">
      <style:paragraph-properties fo:text-align="start" style:justify-single-word="false"/>
      <style:text-properties officeooo:rsid="0006b954" officeooo:paragraph-rsid="0006b954"/>
    </style:style>
    <style:style style:name="P7" style:family="paragraph" style:parent-style-name="Standard">
      <style:paragraph-properties fo:text-align="start" style:justify-single-word="false"/>
      <style:text-properties officeooo:rsid="000897fa" officeooo:paragraph-rsid="000897fa"/>
    </style:style>
    <style:style style:name="P8" style:family="paragraph" style:parent-style-name="Standard">
      <style:paragraph-properties fo:text-align="start" style:justify-single-word="false" fo:break-before="page"/>
      <style:text-properties fo:font-size="20pt" officeooo:paragraph-rsid="000264b3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officeooo:paragraph-rsid="000b5099"/>
    </style:style>
    <style:style style:name="P10" style:family="paragraph" style:parent-style-name="Standard">
      <style:paragraph-properties fo:text-align="start" style:justify-single-word="false"/>
      <style:text-properties officeooo:paragraph-rsid="000264b3"/>
    </style:style>
    <style:style style:name="P11" style:family="paragraph" style:parent-style-name="Standard">
      <style:paragraph-properties fo:text-align="start" style:justify-single-word="false"/>
      <style:text-properties officeooo:paragraph-rsid="000e771f"/>
    </style:style>
    <style:style style:name="P12" style:family="paragraph" style:parent-style-name="Standard">
      <style:paragraph-properties fo:text-align="start" style:justify-single-word="false"/>
      <style:text-properties officeooo:rsid="0006b954" officeooo:paragraph-rsid="0008fcf3"/>
    </style:style>
    <style:style style:name="P13" style:family="paragraph" style:parent-style-name="Standard">
      <style:paragraph-properties fo:text-align="start" style:justify-single-word="false"/>
      <style:text-properties officeooo:rsid="0006b954" officeooo:paragraph-rsid="0006b954"/>
    </style:style>
    <style:style style:name="P14" style:family="paragraph" style:parent-style-name="Standard">
      <style:paragraph-properties fo:text-align="start" style:justify-single-word="false"/>
      <style:text-properties officeooo:rsid="0006b954" officeooo:paragraph-rsid="000897fa"/>
    </style:style>
    <style:style style:name="P15" style:family="paragraph" style:parent-style-name="Standard">
      <style:paragraph-properties fo:text-align="start" style:justify-single-word="false"/>
      <style:text-properties officeooo:rsid="0006b954" officeooo:paragraph-rsid="000e49d9"/>
    </style:style>
    <style:style style:name="P16" style:family="paragraph" style:parent-style-name="Standard">
      <style:paragraph-properties fo:text-align="start" style:justify-single-word="false"/>
      <style:text-properties officeooo:rsid="0006b954" officeooo:paragraph-rsid="000264b3"/>
    </style:style>
    <style:style style:name="P17" style:family="paragraph" style:parent-style-name="Standard">
      <style:paragraph-properties fo:text-align="start" style:justify-single-word="false"/>
      <style:text-properties officeooo:rsid="000897fa" officeooo:paragraph-rsid="000897fa"/>
    </style:style>
    <style:style style:name="P18" style:family="paragraph" style:parent-style-name="Standard">
      <style:paragraph-properties fo:text-align="start" style:justify-single-word="false"/>
      <style:text-properties officeooo:rsid="000897fa" officeooo:paragraph-rsid="000e49d9"/>
    </style:style>
    <style:style style:name="P19" style:family="paragraph" style:parent-style-name="Standard">
      <style:paragraph-properties fo:text-align="start" style:justify-single-word="false"/>
      <style:text-properties officeooo:rsid="0008fcf3" officeooo:paragraph-rsid="0008fcf3"/>
    </style:style>
    <style:style style:name="P20" style:family="paragraph" style:parent-style-name="Standard">
      <style:paragraph-properties fo:text-align="start" style:justify-single-word="false"/>
      <style:text-properties officeooo:rsid="0008fcf3" officeooo:paragraph-rsid="000e49d9"/>
    </style:style>
    <style:style style:name="P21" style:family="paragraph" style:parent-style-name="Standard">
      <style:paragraph-properties fo:text-align="start" style:justify-single-word="false"/>
      <style:text-properties fo:font-size="20pt" officeooo:paragraph-rsid="000264b3" style:font-size-asian="20pt" style:font-size-complex="20pt"/>
    </style:style>
    <style:style style:name="P22" style:family="paragraph" style:parent-style-name="Standard">
      <style:paragraph-properties fo:text-align="start" style:justify-single-word="false"/>
      <style:text-properties style:text-position="0% 100%" officeooo:rsid="0006b954" officeooo:paragraph-rsid="000e49d9"/>
    </style:style>
    <style:style style:name="P23" style:family="paragraph" style:parent-style-name="Standard">
      <style:paragraph-properties fo:text-align="start" style:justify-single-word="false"/>
      <style:text-properties style:text-position="0% 100%" fo:font-size="20pt" officeooo:rsid="0006b954" officeooo:paragraph-rsid="000e49d9" style:font-size-asian="20pt" style:font-size-complex="20pt"/>
    </style:style>
    <style:style style:name="P24" style:family="paragraph" style:parent-style-name="Standard">
      <style:paragraph-properties fo:text-align="start" style:justify-single-word="false"/>
      <style:text-properties style:text-position="0% 100%" fo:font-size="12pt" officeooo:rsid="0006b954" officeooo:paragraph-rsid="000e49d9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style:text-position="0% 100%" fo:font-size="12pt" officeooo:rsid="000e771f" officeooo:paragraph-rsid="000e771f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style:text-position="0% 100%" fo:font-size="12pt" officeooo:rsid="000e771f" officeooo:paragraph-rsid="001046bc" style:font-size-asian="10.5pt" style:font-size-complex="12pt"/>
    </style:style>
    <style:style style:name="P27" style:family="paragraph" style:parent-style-name="Standard">
      <style:text-properties officeooo:rsid="001046bc" officeooo:paragraph-rsid="001046bc"/>
    </style:style>
    <style:style style:name="P28" style:family="paragraph" style:parent-style-name="Standard">
      <style:text-properties officeooo:rsid="001046bc" officeooo:paragraph-rsid="0011a352"/>
    </style:style>
    <style:style style:name="P29" style:family="paragraph" style:parent-style-name="Standard">
      <style:paragraph-properties fo:text-align="start" style:justify-single-word="false"/>
      <style:text-properties officeooo:rsid="0011a352" officeooo:paragraph-rsid="0011a352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T1" style:family="text">
      <style:text-properties officeooo:rsid="0000a0c3"/>
    </style:style>
    <style:style style:name="T2" style:family="text">
      <style:text-properties officeooo:rsid="000264b3"/>
    </style:style>
    <style:style style:name="T3" style:family="text">
      <style:text-properties officeooo:rsid="0006b954"/>
    </style:style>
    <style:style style:name="T4" style:family="text">
      <style:text-properties officeooo:rsid="000897fa"/>
    </style:style>
    <style:style style:name="T5" style:family="text">
      <style:text-properties style:text-position="super 58%" officeooo:rsid="000897fa"/>
    </style:style>
    <style:style style:name="T6" style:family="text">
      <style:text-properties style:text-position="super 58%" officeooo:rsid="0008fcf3"/>
    </style:style>
    <style:style style:name="T7" style:family="text">
      <style:text-properties officeooo:rsid="000e771f"/>
    </style:style>
    <style:style style:name="T8" style:family="text">
      <style:text-properties officeooo:rsid="001046bc"/>
    </style:style>
    <style:style style:name="T9" style:family="text">
      <style:text-properties fo:font-weight="bold" officeooo:rsid="001046bc" style:font-weight-asian="bold" style:font-weight-complex="bold"/>
    </style:style>
    <style:style style:name="T10" style:family="text">
      <style:text-properties officeooo:rsid="0011a3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機構學報告</text:p>
      <text:p text:style-name="P1"/>
      <text:p text:style-name="P3">班級<text:span text:style-name="T1">：四設計三乙</text:span></text:p>
      <text:p text:style-name="P3">學號<text:span text:style-name="T1">：40323230</text:span></text:p>
      <text:p text:style-name="P3">姓名<text:span text:style-name="T1">：張元</text:span></text:p>
      <text:p text:style-name="P3"/>
      <text:p text:style-name="P4">程式倉儲<text:span text:style-name="T2">：</text:span><text:a xlink:type="simple" xlink:href="https://github.com/40323230/camCal" text:style-name="Internet_20_link" text:visited-style-name="Visited_20_Internet_20_Link"><text:span text:style-name="T2">https://github.com/40323230/camCal</text:span></text:a></text:p>
      <text:p text:style-name="P4">繪製工具<text:span text:style-name="T2">：Python 3.4 PyQt 5.7 QPainter</text:span></text:p>
      <text:p text:style-name="P4">*由於編譯環境<text:span text:style-name="T2">在Linux作業系統，無法在Windows平台運行。</text:span></text:p>
      <text:p text:style-name="P11">*若要<text:span text:style-name="T7">在Windows平台編譯，必須安裝相關工具（Python3、PyQt、PyInstaller），下載原始碼後製作，硬碟暫無空間所以不方便做出Windows平台版本。</text:span></text:p>
      <text:p text:style-name="P4"/>
      <text:p text:style-name="P9">使用單位<text:span text:style-name="T3">：英制公制可切換</text:span></text:p>
      <text:p text:style-name="P4"/>
      <text:p text:style-name="P8">簡諧運動</text:p>
      <text:p text:style-name="P4"/>
      <text:p text:style-name="P6">ΔR公式：</text:p>
      <text:p text:style-name="P29">H/2*(1-cos(2*i/180*pi))</text:p>
      <text:p text:style-name="P6">單位<text:span text:style-name="T4">：cm</text:span></text:p>
      <text:p text:style-name="P6"/>
      <text:p text:style-name="P15">單位<text:span text:style-name="T4">：in</text:span></text:p>
      <text:p text:style-name="P15"/>
      <text:p text:style-name="P6"/>
      <text:p text:style-name="P7">velocity公式：</text:p>
      <text:p text:style-name="P29">2*pi*sin(2*i/180*pi)</text:p>
      <text:p text:style-name="P14">單位<text:span text:style-name="T4">：cm/s</text:span></text:p>
      <text:p text:style-name="P14"/>
      <text:p text:style-name="P15">單位<text:span text:style-name="T4">：in/s</text:span></text:p>
      <text:p text:style-name="P15"/>
      <text:p text:style-name="P7"/>
      <text:p text:style-name="P7">acceleration公式：</text:p>
      <text:p text:style-name="P29">8*pi**2*cos(2*i/180*pi)</text:p>
      <text:p text:style-name="P14">單位<text:span text:style-name="T4">：cm/s</text:span><text:span text:style-name="T5">2</text:span></text:p>
      <text:p text:style-name="P14"><text:span text:style-name="T5"/></text:p>
      <text:p text:style-name="P15">單位<text:span text:style-name="T4">：in/s</text:span><text:span text:style-name="T5">2</text:span></text:p>
      <text:p text:style-name="P15"><text:span text:style-name="T5"/></text:p>
      <text:p text:style-name="P7"/>
      <text:p text:style-name="P19">jerk公式：</text:p>
      <text:p text:style-name="P29">-32*pi**3*sin(2*i/180*pi)</text:p>
      <text:p text:style-name="P12">單位<text:span text:style-name="T4">：cm/s</text:span><text:span text:style-name="T6">3</text:span></text:p>
      <text:p text:style-name="P12"><text:span text:style-name="T6"/></text:p>
      <text:p text:style-name="P15">單位<text:span text:style-name="T4">：in/s</text:span><text:span text:style-name="T6">3</text:span></text:p>
      <text:p text:style-name="P15"><text:span text:style-name="T6"/></text:p>
      <text:p text:style-name="P5"/>
      <text:p text:style-name="P21">擺線運動</text:p>
      <text:p text:style-name="P16"/>
      <text:p text:style-name="P15">ΔR公式：</text:p>
      <text:p text:style-name="P29">-(H/(2*pi))*sin(4*i/180*pi)+(H*i/90)</text:p>
      <text:p text:style-name="P15">單位<text:span text:style-name="T4">：cm</text:span></text:p>
      <text:p text:style-name="P15"/>
      <text:p text:style-name="P15">單位<text:span text:style-name="T4">：in</text:span></text:p>
      <text:p text:style-name="P15"/>
      <text:p text:style-name="P15"/>
      <text:p text:style-name="P18">velocity公式：</text:p>
      <text:p text:style-name="P29">4*(1-cos(4*i/180*pi))</text:p>
      <text:p text:style-name="P15">單位<text:span text:style-name="T4">：cm/s</text:span></text:p>
      <text:p text:style-name="P15"/>
      <text:p text:style-name="P15">單位<text:span text:style-name="T4">：in/s</text:span></text:p>
      <text:p text:style-name="P18"/>
      <text:p text:style-name="P18"/>
      <text:p text:style-name="P18">acceleration公式：</text:p>
      <text:p text:style-name="P29">8*pi**2*sin(4*i/180*pi)</text:p>
      <text:p text:style-name="P15">單位<text:span text:style-name="T4">：cm/s</text:span><text:span text:style-name="T5">2</text:span></text:p>
      <text:p text:style-name="P15"><text:span text:style-name="T5"/></text:p>
      <text:p text:style-name="P15">單位<text:span text:style-name="T4">：in/s</text:span><text:span text:style-name="T5">2</text:span></text:p>
      <text:p text:style-name="P18"><text:soft-page-break/></text:p>
      <text:p text:style-name="P18"/>
      <text:p text:style-name="P20">jerk公式：</text:p>
      <text:p text:style-name="P29">256*pi**2*cos(4*i/180*pi)</text:p>
      <text:p text:style-name="P15">單位<text:span text:style-name="T4">：cm/s</text:span><text:span text:style-name="T6">3</text:span></text:p>
      <text:p text:style-name="P15"><text:span text:style-name="T6"/></text:p>
      <text:p text:style-name="P15">單位<text:span text:style-name="T4">：in/s</text:span><text:span text:style-name="T6">3</text:span></text:p>
      <text:p text:style-name="P15"><text:span text:style-name="T6"/></text:p>
      <text:p text:style-name="P22"/>
      <text:p text:style-name="P23">程式<text:span text:style-name="T7">碼簡述</text:span></text:p>
      <text:p text:style-name="P24"/>
      <text:p text:style-name="P25">簡單介紹程式碼中，公式運作的部份。</text:p>
      <text:p text:style-name="P25">由於一部分的程式是用來產生圖形界面的，所以詳細內容不便繁述。</text:p>
      <text:p text:style-name="P25"/>
      <text:p text:style-name="P25">launch_cam.py</text:p>
      <text:p text:style-name="P25">這個腳本專門呼叫整個程式運作，使用Python直譯器可以馬上啟動core資料夾的程序。</text:p>
      <text:p text:style-name="P25"/>
      <text:p text:style-name="P25">main.py</text:p>
      <text:p text:style-name="P25">主程式，操控界面所有選項。繼承<text:span text:style-name="T10">了8個圖形並插入界面中。</text:span></text:p>
      <text:p text:style-name="P25"/>
      <text:p text:style-name="P25">tabs.py</text:p>
      <text:p text:style-name="P25">設立兩大class（簡諧運動和擺線運動），各包含4個圖形畫布。這兩個class有附屬一個fun<text:span text:style-name="T8">c</text:span>tion用來切換公英制單位。</text:p>
      <text:p text:style-name="P25"/>
      <text:p text:style-name="P25">canvas.py</text:p>
      <text:p text:style-name="P26">自創一個名為<text:span text:style-name="T8">chart的class，</text:span>繼承<text:span text:style-name="T8">自QWidget class，相當一個空白區域，當為QWidget定義paintEvent（繪製事件）後，就能使用QPainter在區域中著色。這個事件的作為是</text:span><text:span text:style-name="T9">動態</text:span><text:span text:style-name="T8">的，因此用內部或外部function更改變數時，paintEvent可以畫出不同的圖形。</text:span></text:p>
      <text:p text:style-name="P26">所有的圖表都是使用這個畫布畫出的<text:span text:style-name="T8">，藉由更改算出的結果來改變每個畫布的內容。</text:span></text:p>
      <text:p text:style-name="P26"/>
      <text:p text:style-name="P30">formula.py</text:p>
      <text:p text:style-name="P27">公式存放區<text:span text:style-name="T10">，return結果回tab.py的兩大class，並把結果填入canvas.py的畫布中。</text:span></text:p>
      <text:p text:style-name="P28">總共有<text:span text:style-name="T10">8個函式，一次傳回：一筆360個的XY點座標集、y軸縮放倍率、一筆尋找最大值的數據集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教育部標準楷書" svg:font-family="教育部標準楷書"/>
    <style:font-face style:name="Droid Sans Fallback1" svg:font-family="'Droid Sans Fallback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教育部標準楷書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教育部標準楷書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教育部標準楷書" style:font-family-asian="教育部標準楷書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asian="教育部標準楷書" style:font-family-asian="教育部標準楷書"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教育部標準楷書" style:font-family-asian="教育部標準楷書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教育部標準楷書" style:font-family-asian="教育部標準楷書" style:font-size-asian="12pt" style:font-name-complex="Droid Sans Fallback1" style:font-family-complex="'Droid Sans Fallback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6:25:42.386029758</meta:creation-date>
    <dc:date>2016-11-28T20:34:25.957382233</dc:date>
    <meta:editing-duration>PT2H32M57S</meta:editing-duration>
    <meta:editing-cycles>15</meta:editing-cycles>
    <meta:generator>LibreOffice/4.4.7.2$Linux_X86_64 LibreOffice_project/40m0$Build-2</meta:generator>
    <meta:document-statistic meta:table-count="0" meta:image-count="0" meta:object-count="0" meta:page-count="3" meta:paragraph-count="58" meta:word-count="602" meta:character-count="1132" meta:non-whitespace-character-count="1127"/>
  </office:meta>
</office:document-meta>
</file>